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473cm" fo:margin-left="-0.004cm" fo:margin-right="0.028cm" table:align="margins" style:writing-mode="lr-tb"/>
    </style:style>
    <style:style style:name="Table1.A" style:family="table-column">
      <style:table-column-properties style:column-width="1.981cm" style:rel-column-width="8973*"/>
    </style:style>
    <style:style style:name="Table1.B" style:family="table-column">
      <style:table-column-properties style:column-width="4.741cm" style:rel-column-width="21466*"/>
    </style:style>
    <style:style style:name="Table1.C" style:family="table-column">
      <style:table-column-properties style:column-width="7.751cm" style:rel-column-width="35096*"/>
    </style:style>
    <style:style style:name="Table1.1" style:family="table-row">
      <style:table-row-properties style:min-row-height="0.402cm"/>
    </style:style>
    <style:style style:name="Table1.A1" style:family="table-cell">
      <style:table-cell-properties style:vertical-align="top" fo:padding="0.101cm" fo:border-left="0.5pt solid #000000" fo:border-right="none" fo:border-top="0.5pt solid #000000" fo:border-bottom="0.5pt solid #000000" style:writing-mode="lr-tb"/>
    </style:style>
    <style:style style:name="Table1.C1" style:family="table-cell">
      <style:table-cell-properties style:vertical-align="top" fo:padding="0.101cm" fo:border="0.5pt solid #000000" style:writing-mode="lr-tb"/>
    </style:style>
    <style:style style:name="Table1.A2" style:family="table-cell">
      <style:table-cell-properties style:vertical-align="top" fo:padding="0.101cm" fo:border-left="0.5pt solid #000000" fo:border-right="0.5pt solid #000000" fo:border-top="none" fo:border-bottom="0.5pt solid #000000" style:writing-mode="lr-tb"/>
    </style:style>
    <style:style style:name="Table1.A3" style:family="table-cell">
      <style:table-cell-properties style:vertical-align="top" fo:padding="0.101cm" fo:border-left="0.05pt solid #000000" fo:border-right="0.05pt solid #000000" fo:border-top="0.05pt solid #000000" fo:border-bottom="none" style:writing-mode="lr-tb"/>
    </style:style>
    <style:style style:name="Table1.A4" style:family="table-cell">
      <style:table-cell-properties style:vertical-align="top" fo:padding="0.101cm" fo:border-left="0.05pt solid #000000" fo:border-right="0.05pt solid #000000" fo:border-top="none" fo:border-bottom="none" style:writing-mode="lr-tb"/>
    </style:style>
    <style:style style:name="Table1.A6" style:family="table-cell">
      <style:table-cell-properties style:vertical-align="top" fo:padding="0.101cm" fo:border-left="0.05pt solid #000000" fo:border-right="0.05pt solid #000000" fo:border-top="none" fo:border-bottom="0.05pt solid #000000" style:writing-mode="lr-tb"/>
    </style:style>
    <style:style style:name="Table1.A7" style:family="table-cell">
      <style:table-cell-properties style:vertical-align="top" fo:padding="0.101cm" fo:border-left="0.5pt solid #000000" fo:border-right="none" fo:border-top="none" fo:border-bottom="0.5pt solid #000000" style:writing-mode="lr-tb"/>
    </style:style>
    <style:style style:name="Table2" style:family="table">
      <style:table-properties style:width="14.473cm" table:align="left" style:writing-mode="lr-tb"/>
    </style:style>
    <style:style style:name="Table2.A" style:family="table-column">
      <style:table-column-properties style:column-width="1.72cm"/>
    </style:style>
    <style:style style:name="Table2.B" style:family="table-column">
      <style:table-column-properties style:column-width="2.831cm"/>
    </style:style>
    <style:style style:name="Table2.C" style:family="table-column">
      <style:table-column-properties style:column-width="3.358cm"/>
    </style:style>
    <style:style style:name="Table2.D" style:family="table-column">
      <style:table-column-properties style:column-width="6.563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A2"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text-properties fo:language="fi" fo:country="FI" officeooo:rsid="001a7056" officeooo:paragraph-rsid="001a7056"/>
    </style:style>
    <style:style style:name="P4" style:family="paragraph" style:parent-style-name="Text_20_body">
      <style:text-properties fo:language="fi" fo:country="FI" officeooo:rsid="001a7056" officeooo:paragraph-rsid="0036e8b8"/>
    </style:style>
    <style:style style:name="P5" style:family="paragraph" style:parent-style-name="Text_20_body">
      <style:text-properties fo:language="fi" fo:country="FI" officeooo:rsid="001a7056" officeooo:paragraph-rsid="004eb28a"/>
    </style:style>
    <style:style style:name="P6" style:family="paragraph" style:parent-style-name="Text_20_body">
      <style:text-properties fo:language="fi" fo:country="FI" fo:font-weight="bold" officeooo:rsid="0028671e" officeooo:paragraph-rsid="003480fa" style:font-weight-asian="bold" style:font-weight-complex="bold"/>
    </style:style>
    <style:style style:name="P7" style:family="paragraph" style:parent-style-name="Text_20_body">
      <style:text-properties fo:language="fi" fo:country="FI" fo:font-weight="bold" officeooo:rsid="0028671e" officeooo:paragraph-rsid="0028671e" style:font-weight-asian="bold" style:font-weight-complex="bold"/>
    </style:style>
    <style:style style:name="P8" style:family="paragraph" style:parent-style-name="Text_20_body">
      <style:text-properties fo:language="fi" fo:country="FI" fo:font-weight="bold" officeooo:rsid="001a7056" officeooo:paragraph-rsid="007cbb64" style:font-weight-asian="bold" style:font-weight-complex="bold"/>
    </style:style>
    <style:style style:name="P9" style:family="paragraph" style:parent-style-name="Text_20_body">
      <style:text-properties fo:language="fi" fo:country="FI" fo:font-weight="normal" officeooo:rsid="0029df40" officeooo:paragraph-rsid="0029df40" style:font-weight-asian="normal" style:font-weight-complex="normal"/>
    </style:style>
    <style:style style:name="P10" style:family="paragraph" style:parent-style-name="Text_20_body">
      <style:text-properties fo:language="fi" fo:country="FI" fo:font-weight="normal" officeooo:rsid="0029df40" officeooo:paragraph-rsid="003480fa" style:font-weight-asian="normal" style:font-weight-complex="normal"/>
    </style:style>
    <style:style style:name="P11" style:family="paragraph" style:parent-style-name="Text_20_body">
      <style:text-properties fo:language="fi" fo:country="FI" fo:font-weight="normal" officeooo:rsid="0030863b" officeooo:paragraph-rsid="0030863b" style:font-weight-asian="normal" style:font-weight-complex="normal"/>
    </style:style>
    <style:style style:name="P12" style:family="paragraph" style:parent-style-name="Text_20_body">
      <style:text-properties fo:language="fi" fo:country="FI" fo:font-weight="normal" officeooo:rsid="0030863b" officeooo:paragraph-rsid="0034174c" style:font-weight-asian="normal" style:font-weight-complex="normal"/>
    </style:style>
    <style:style style:name="P13" style:family="paragraph" style:parent-style-name="Text_20_body">
      <style:text-properties fo:language="fi" fo:country="FI" fo:font-weight="normal" officeooo:rsid="0034e3dc" officeooo:paragraph-rsid="0034e3dc" style:font-weight-asian="normal" style:font-weight-complex="normal"/>
    </style:style>
    <style:style style:name="P14" style:family="paragraph" style:parent-style-name="Text_20_body">
      <style:text-properties fo:language="fi" fo:country="FI" fo:font-weight="normal" officeooo:rsid="004d83a4" officeooo:paragraph-rsid="004d83a4" style:font-weight-asian="normal" style:font-weight-complex="normal"/>
    </style:style>
    <style:style style:name="P15" style:family="paragraph" style:parent-style-name="Text_20_body">
      <style:text-properties fo:language="fi" fo:country="FI" fo:font-weight="normal" officeooo:rsid="004d83a4" officeooo:paragraph-rsid="005082ea" style:font-weight-asian="normal" style:font-weight-complex="normal"/>
    </style:style>
    <style:style style:name="P16" style:family="paragraph" style:parent-style-name="Text_20_body">
      <style:text-properties fo:language="fi" fo:country="FI" fo:font-weight="normal" officeooo:rsid="00550664" officeooo:paragraph-rsid="00550664" style:font-weight-asian="normal" style:font-weight-complex="normal"/>
    </style:style>
    <style:style style:name="P17" style:family="paragraph" style:parent-style-name="Text_20_body">
      <style:text-properties fo:language="fi" fo:country="FI" fo:font-weight="normal" officeooo:rsid="006dbb9a" officeooo:paragraph-rsid="006dbb9a" style:font-weight-asian="normal" style:font-weight-complex="normal"/>
    </style:style>
    <style:style style:name="P18" style:family="paragraph" style:parent-style-name="Text_20_body">
      <style:text-properties fo:language="fi" fo:country="FI" fo:font-weight="normal" officeooo:rsid="006f7bf4" officeooo:paragraph-rsid="006f7bf4" style:font-weight-asian="normal" style:font-weight-complex="normal"/>
    </style:style>
    <style:style style:name="P19" style:family="paragraph" style:parent-style-name="Text_20_body">
      <style:text-properties fo:language="fi" fo:country="FI" fo:font-weight="normal" officeooo:rsid="007277aa" officeooo:paragraph-rsid="007277aa" style:font-weight-asian="normal" style:font-weight-complex="normal"/>
    </style:style>
    <style:style style:name="P20" style:family="paragraph" style:parent-style-name="Text_20_body">
      <style:text-properties fo:language="fi" fo:country="FI" fo:font-weight="normal" officeooo:rsid="00818d91" officeooo:paragraph-rsid="00818d91" style:font-weight-asian="normal" style:font-weight-complex="normal"/>
    </style:style>
    <style:style style:name="P21" style:family="paragraph" style:parent-style-name="Text_20_body">
      <style:text-properties fo:language="fi" fo:country="FI" officeooo:rsid="0034174c" officeooo:paragraph-rsid="001a7056"/>
    </style:style>
    <style:style style:name="P22" style:family="paragraph" style:parent-style-name="Text_20_body">
      <style:text-properties fo:language="fi" fo:country="FI" officeooo:rsid="00367d29" officeooo:paragraph-rsid="00367d29"/>
    </style:style>
    <style:style style:name="P2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24" style:family="paragraph" style:parent-style-name="Text_20_body">
      <style:text-properties officeooo:paragraph-rsid="001a7056"/>
    </style:style>
    <style:style style:name="P25" style:family="paragraph" style:parent-style-name="Text_20_body">
      <style:text-properties fo:font-weight="bold" officeooo:paragraph-rsid="0029df40" style:font-weight-asian="bold" style:font-weight-complex="bold"/>
    </style:style>
    <style:style style:name="P26" style:family="paragraph" style:parent-style-name="Text_20_body">
      <style:text-properties fo:font-weight="bold" officeooo:paragraph-rsid="002a703c" style:font-weight-asian="bold" style:font-weight-complex="bold"/>
    </style:style>
    <style:style style:name="P27" style:family="paragraph" style:parent-style-name="Text_20_body">
      <style:text-properties fo:font-weight="bold" officeooo:paragraph-rsid="002e9a4f" style:font-weight-asian="bold" style:font-weight-complex="bold"/>
    </style:style>
    <style:style style:name="P28" style:family="paragraph" style:parent-style-name="Text_20_body">
      <style:text-properties fo:font-weight="bold" officeooo:paragraph-rsid="0034174c" style:font-weight-asian="bold" style:font-weight-complex="bold"/>
    </style:style>
    <style:style style:name="P29" style:family="paragraph" style:parent-style-name="Text_20_body">
      <style:text-properties fo:font-weight="bold" officeooo:paragraph-rsid="003480fa" style:font-weight-asian="bold" style:font-weight-complex="bold"/>
    </style:style>
    <style:style style:name="P30" style:family="paragraph" style:parent-style-name="Text_20_body">
      <style:text-properties fo:font-weight="bold" officeooo:paragraph-rsid="0036e8b8" style:font-weight-asian="bold" style:font-weight-complex="bold"/>
    </style:style>
    <style:style style:name="P31" style:family="paragraph" style:parent-style-name="Text_20_body">
      <style:text-properties fo:font-weight="bold" officeooo:paragraph-rsid="004529c6" style:font-weight-asian="bold" style:font-weight-complex="bold"/>
    </style:style>
    <style:style style:name="P32" style:family="paragraph" style:parent-style-name="Text_20_body">
      <style:text-properties fo:font-weight="bold" officeooo:paragraph-rsid="004b8eeb" style:font-weight-asian="bold" style:font-weight-complex="bold"/>
    </style:style>
    <style:style style:name="P33" style:family="paragraph" style:parent-style-name="Text_20_body">
      <style:text-properties fo:font-weight="bold" officeooo:paragraph-rsid="005082ea" style:font-weight-asian="bold" style:font-weight-complex="bold"/>
    </style:style>
    <style:style style:name="P34" style:family="paragraph" style:parent-style-name="Text_20_body">
      <style:text-properties fo:font-weight="bold" officeooo:paragraph-rsid="0051862d" style:font-weight-asian="bold" style:font-weight-complex="bold"/>
    </style:style>
    <style:style style:name="P35" style:family="paragraph" style:parent-style-name="Text_20_body">
      <style:text-properties fo:font-weight="bold" officeooo:paragraph-rsid="0053c903" style:font-weight-asian="bold" style:font-weight-complex="bold"/>
    </style:style>
    <style:style style:name="P36" style:family="paragraph" style:parent-style-name="Text_20_body">
      <style:text-properties fo:font-weight="bold" officeooo:paragraph-rsid="00550664" style:font-weight-asian="bold" style:font-weight-complex="bold"/>
    </style:style>
    <style:style style:name="P37" style:family="paragraph" style:parent-style-name="Text_20_body">
      <style:text-properties fo:font-weight="bold" officeooo:paragraph-rsid="005b604a" style:font-weight-asian="bold" style:font-weight-complex="bold"/>
    </style:style>
    <style:style style:name="P38" style:family="paragraph" style:parent-style-name="Text_20_body">
      <style:text-properties fo:font-weight="bold" officeooo:paragraph-rsid="005c3734" style:font-weight-asian="bold" style:font-weight-complex="bold"/>
    </style:style>
    <style:style style:name="P39" style:family="paragraph" style:parent-style-name="Text_20_body">
      <style:text-properties fo:font-weight="bold" officeooo:paragraph-rsid="005d0f80" style:font-weight-asian="bold" style:font-weight-complex="bold"/>
    </style:style>
    <style:style style:name="P40" style:family="paragraph" style:parent-style-name="Text_20_body">
      <style:text-properties fo:font-weight="bold" officeooo:paragraph-rsid="005edf30" style:font-weight-asian="bold" style:font-weight-complex="bold"/>
    </style:style>
    <style:style style:name="P41" style:family="paragraph" style:parent-style-name="Text_20_body">
      <style:text-properties fo:font-weight="bold" officeooo:paragraph-rsid="005f94c5" style:font-weight-asian="bold" style:font-weight-complex="bold"/>
    </style:style>
    <style:style style:name="P42" style:family="paragraph" style:parent-style-name="Text_20_body">
      <style:text-properties fo:font-weight="bold" officeooo:paragraph-rsid="005fd20c" style:font-weight-asian="bold" style:font-weight-complex="bold"/>
    </style:style>
    <style:style style:name="P43" style:family="paragraph" style:parent-style-name="Text_20_body">
      <style:text-properties fo:font-weight="bold" officeooo:paragraph-rsid="0068d24b" style:font-weight-asian="bold" style:font-weight-complex="bold"/>
    </style:style>
    <style:style style:name="P44" style:family="paragraph" style:parent-style-name="Text_20_body">
      <style:text-properties fo:font-weight="bold" officeooo:paragraph-rsid="006ac888" style:font-weight-asian="bold" style:font-weight-complex="bold"/>
    </style:style>
    <style:style style:name="P45" style:family="paragraph" style:parent-style-name="Text_20_body">
      <style:text-properties fo:font-weight="bold" officeooo:paragraph-rsid="00709f38" style:font-weight-asian="bold" style:font-weight-complex="bold"/>
    </style:style>
    <style:style style:name="P46" style:family="paragraph" style:parent-style-name="Text_20_body">
      <style:text-properties fo:font-weight="bold" officeooo:paragraph-rsid="007277aa" style:font-weight-asian="bold" style:font-weight-complex="bold"/>
    </style:style>
    <style:style style:name="P47" style:family="paragraph" style:parent-style-name="Text_20_body">
      <style:text-properties fo:font-weight="bold" officeooo:paragraph-rsid="007cbb64" style:font-weight-asian="bold" style:font-weight-complex="bold"/>
    </style:style>
    <style:style style:name="P48" style:family="paragraph" style:parent-style-name="Text_20_body">
      <style:text-properties fo:font-weight="bold" officeooo:paragraph-rsid="007e98b3" style:font-weight-asian="bold" style:font-weight-complex="bold"/>
    </style:style>
    <style:style style:name="P49" style:family="paragraph" style:parent-style-name="Text_20_body">
      <style:text-properties fo:font-weight="bold" officeooo:paragraph-rsid="00809b4f" style:font-weight-asian="bold" style:font-weight-complex="bold"/>
    </style:style>
    <style:style style:name="P50" style:family="paragraph" style:parent-style-name="Text_20_body">
      <style:text-properties fo:font-weight="bold" officeooo:paragraph-rsid="00879b4c" style:font-weight-asian="bold" style:font-weight-complex="bold"/>
    </style:style>
    <style:style style:name="P51" style:family="paragraph" style:parent-style-name="Text_20_body">
      <style:text-properties fo:font-weight="bold" officeooo:paragraph-rsid="009409fb" style:font-weight-asian="bold" style:font-weight-complex="bold"/>
    </style:style>
    <style:style style:name="P52" style:family="paragraph" style:parent-style-name="Text_20_body">
      <style:text-properties fo:font-weight="bold" officeooo:paragraph-rsid="00944bba" style:font-weight-asian="bold" style:font-weight-complex="bold"/>
    </style:style>
    <style:style style:name="P53" style:family="paragraph" style:parent-style-name="Text_20_body">
      <style:text-properties fo:font-weight="bold" officeooo:paragraph-rsid="0099578d" style:font-weight-asian="bold" style:font-weight-complex="bold"/>
    </style:style>
    <style:style style:name="P54" style:family="paragraph" style:parent-style-name="Text_20_body">
      <style:text-properties officeooo:paragraph-rsid="003480fa"/>
    </style:style>
    <style:style style:name="P55" style:family="paragraph" style:parent-style-name="Text_20_body">
      <style:text-properties officeooo:paragraph-rsid="0036e8b8"/>
    </style:style>
    <style:style style:name="P56" style:family="paragraph" style:parent-style-name="Text_20_body">
      <style:text-properties officeooo:paragraph-rsid="004529c6"/>
    </style:style>
    <style:style style:name="P57" style:family="paragraph" style:parent-style-name="Text_20_body">
      <style:text-properties officeooo:paragraph-rsid="005082ea"/>
    </style:style>
    <style:style style:name="P58" style:family="paragraph" style:parent-style-name="Text_20_body">
      <style:text-properties officeooo:paragraph-rsid="007277aa"/>
    </style:style>
    <style:style style:name="P59" style:family="paragraph" style:parent-style-name="Text_20_body">
      <style:text-properties officeooo:paragraph-rsid="00616a17"/>
    </style:style>
    <style:style style:name="P60" style:family="paragraph" style:parent-style-name="Text_20_body">
      <style:text-properties officeooo:paragraph-rsid="007cbb64"/>
    </style:style>
    <style:style style:name="P61" style:family="paragraph" style:parent-style-name="Text_20_body">
      <style:text-properties officeooo:paragraph-rsid="00879b4c"/>
    </style:style>
    <style:style style:name="P62" style:family="paragraph" style:parent-style-name="Text_20_body">
      <style:text-properties officeooo:paragraph-rsid="008b855a"/>
    </style:style>
    <style:style style:name="P63" style:family="paragraph" style:parent-style-name="Text_20_body">
      <style:text-properties officeooo:paragraph-rsid="008e5478"/>
    </style:style>
    <style:style style:name="P64" style:family="paragraph" style:parent-style-name="Text_20_body">
      <style:paragraph-properties fo:margin-left="0cm" fo:margin-right="0cm" fo:text-indent="0cm" style:auto-text-indent="false"/>
      <style:text-properties fo:language="fi" fo:country="FI"/>
    </style:style>
    <style:style style:name="P65" style:family="paragraph" style:parent-style-name="Text_20_body">
      <style:paragraph-properties fo:margin-left="0cm" fo:margin-right="0cm" fo:text-indent="0cm" style:auto-text-indent="false" style:snap-to-layout-grid="false"/>
      <style:text-properties fo:language="fi" fo:country="FI"/>
    </style:style>
    <style:style style:name="P66" style:family="paragraph" style:parent-style-name="Text_20_body">
      <style:paragraph-properties fo:margin-left="0cm" fo:margin-right="0cm" fo:text-indent="0cm" style:auto-text-indent="false" style:snap-to-layout-grid="false"/>
      <style:text-properties fo:language="fi" fo:country="FI" officeooo:paragraph-rsid="009c1c67"/>
    </style:style>
    <style:style style:name="P67" style:family="paragraph" style:parent-style-name="Text_20_body">
      <style:paragraph-properties fo:margin-left="0cm" fo:margin-right="0cm" fo:text-indent="0cm" style:auto-text-indent="false" style:snap-to-layout-grid="false"/>
      <style:text-properties fo:language="fi" fo:country="FI" officeooo:rsid="002620d3" officeooo:paragraph-rsid="002620d3"/>
    </style:style>
    <style:style style:name="P68" style:family="paragraph" style:parent-style-name="Text_20_body">
      <style:paragraph-properties fo:margin-left="0cm" fo:margin-right="0cm" fo:text-indent="0cm" style:auto-text-indent="false" style:snap-to-layout-grid="false"/>
      <style:text-properties fo:language="fi" fo:country="FI" officeooo:rsid="0078260e" officeooo:paragraph-rsid="0078260e"/>
    </style:style>
    <style:style style:name="P69" style:family="paragraph" style:parent-style-name="Text_20_body">
      <style:paragraph-properties fo:margin-left="0cm" fo:margin-right="0cm" fo:text-indent="0cm" style:auto-text-indent="false" style:snap-to-layout-grid="false"/>
      <style:text-properties fo:language="fi" fo:country="FI" officeooo:rsid="00784bb9" officeooo:paragraph-rsid="00784bb9"/>
    </style:style>
    <style:style style:name="P70" style:family="paragraph" style:parent-style-name="Text_20_body">
      <style:paragraph-properties fo:margin-left="0cm" fo:margin-right="0cm" fo:text-indent="0cm" style:auto-text-indent="false" style:snap-to-layout-grid="false"/>
      <style:text-properties fo:language="fi" fo:country="FI" officeooo:rsid="007958f6" officeooo:paragraph-rsid="007958f6"/>
    </style:style>
    <style:style style:name="P71" style:family="paragraph" style:parent-style-name="Text_20_body">
      <style:paragraph-properties fo:margin-left="0cm" fo:margin-right="0cm" fo:text-indent="0cm" style:auto-text-indent="false" style:snap-to-layout-grid="false"/>
      <style:text-properties fo:language="fi" fo:country="FI" officeooo:rsid="007aba4c" officeooo:paragraph-rsid="007aba4c"/>
    </style:style>
    <style:style style:name="P72" style:family="paragraph" style:parent-style-name="Text_20_body">
      <style:paragraph-properties fo:margin-left="0cm" fo:margin-right="0cm" fo:text-indent="0cm" style:auto-text-indent="false" style:snap-to-layout-grid="false"/>
      <style:text-properties fo:language="fi" fo:country="FI" officeooo:rsid="007be982" officeooo:paragraph-rsid="007be982"/>
    </style:style>
    <style:style style:name="P73" style:family="paragraph" style:parent-style-name="Text_20_body">
      <style:paragraph-properties fo:margin-left="0cm" fo:margin-right="0cm" fo:text-indent="0cm" style:auto-text-indent="false" style:snap-to-layout-grid="false"/>
    </style:style>
    <style:style style:name="P74"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75" style:family="paragraph" style:parent-style-name="Text_20_body">
      <style:paragraph-properties fo:margin-left="-0.076cm" fo:margin-right="0cm" fo:text-indent="0cm" style:auto-text-indent="false" style:snap-to-layout-grid="false"/>
      <style:text-properties fo:language="fi" fo:country="FI"/>
    </style:style>
    <style:style style:name="P76" style:family="paragraph" style:parent-style-name="Text_20_body">
      <style:paragraph-properties fo:margin-left="-0.076cm" fo:margin-right="0cm" fo:text-indent="0cm" style:auto-text-indent="false" style:snap-to-layout-grid="false"/>
      <style:text-properties fo:language="fi" fo:country="FI" officeooo:rsid="007958f6" officeooo:paragraph-rsid="007958f6"/>
    </style:style>
    <style:style style:name="P77"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78"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79" style:family="paragraph" style:parent-style-name="Text_20_body">
      <style:paragraph-properties fo:margin-left="-0.076cm" fo:margin-right="0cm" fo:text-indent="0cm" style:auto-text-indent="false" style:snap-to-layout-grid="false"/>
      <style:text-properties fo:language="fi" fo:country="FI" officeooo:rsid="009c1c67" officeooo:paragraph-rsid="009c1c67"/>
    </style:style>
    <style:style style:name="P80" style:family="paragraph" style:parent-style-name="Text_20_body">
      <style:paragraph-properties fo:margin-left="-0.076cm" fo:margin-right="0cm" fo:text-indent="0cm" style:auto-text-indent="false" style:snap-to-layout-grid="false"/>
      <style:text-properties fo:language="fi" fo:country="FI" officeooo:paragraph-rsid="00a0b9da"/>
    </style:style>
    <style:style style:name="P81" style:family="paragraph" style:parent-style-name="Text_20_body">
      <style:paragraph-properties fo:margin-left="0cm" fo:margin-right="0cm" fo:text-indent="0cm" style:auto-text-indent="false" style:snap-to-layout-grid="false"/>
      <style:text-properties fo:language="fi" fo:country="FI" officeooo:rsid="009c1c67" officeooo:paragraph-rsid="009c1c67"/>
    </style:style>
    <style:style style:name="P82" style:family="paragraph" style:parent-style-name="Text_20_body">
      <style:paragraph-properties fo:margin-left="0cm" fo:margin-right="0cm" fo:text-indent="0cm" style:auto-text-indent="false" style:snap-to-layout-grid="false"/>
      <style:text-properties fo:language="fi" fo:country="FI" officeooo:paragraph-rsid="00a0b9da"/>
    </style:style>
    <style:style style:name="P83" style:family="paragraph" style:parent-style-name="Text_20_body">
      <style:text-properties fo:language="fi" fo:country="FI" officeooo:rsid="001a7056"/>
    </style:style>
    <style:style style:name="P84" style:family="paragraph" style:parent-style-name="Text_20_body">
      <style:text-properties fo:language="fi" fo:country="FI" fo:font-weight="normal" officeooo:rsid="00944bba" officeooo:paragraph-rsid="00944bba" style:font-weight-asian="normal" style:font-weight-complex="normal"/>
    </style:style>
    <style:style style:name="P85" style:family="paragraph" style:parent-style-name="Text_20_body">
      <style:text-properties fo:language="fi" fo:country="FI" fo:font-weight="normal" officeooo:rsid="009a3c3a" officeooo:paragraph-rsid="009a3c3a" style:font-weight-asian="normal" style:font-weight-complex="normal"/>
    </style:style>
    <style:style style:name="P86" style:family="paragraph" style:parent-style-name="Text_20_body">
      <style:text-properties fo:font-weight="bold" officeooo:paragraph-rsid="0099578d" style:font-weight-asian="bold" style:font-weight-complex="bold"/>
    </style:style>
    <style:style style:name="P87" style:family="paragraph" style:parent-style-name="Text_20_body">
      <style:text-properties officeooo:paragraph-rsid="00a6c4fd"/>
    </style:style>
    <style:style style:name="P88" style:family="paragraph" style:parent-style-name="Heading_20_2">
      <style:text-properties fo:language="fi" fo:country="FI" officeooo:paragraph-rsid="001a7056"/>
    </style:style>
    <style:style style:name="P89" style:family="paragraph" style:parent-style-name="Heading_20_2">
      <style:text-properties fo:language="fi" fo:country="FI" officeooo:rsid="001a7056" officeooo:paragraph-rsid="001a7056"/>
    </style:style>
    <style:style style:name="P90" style:family="paragraph" style:parent-style-name="Heading_20_2">
      <style:text-properties officeooo:rsid="008b144b" officeooo:paragraph-rsid="008b144b"/>
    </style:style>
    <style:style style:name="P91" style:family="paragraph" style:parent-style-name="Heading_20_2">
      <style:text-properties officeooo:paragraph-rsid="00a2b853"/>
    </style:style>
    <style:style style:name="P92" style:family="paragraph" style:parent-style-name="Heading_20_3">
      <style:text-properties fo:language="fi" fo:country="FI" officeooo:rsid="0092a9f5" officeooo:paragraph-rsid="0092a9f5"/>
    </style:style>
    <style:style style:name="P93" style:family="paragraph" style:parent-style-name="Heading_20_3">
      <style:text-properties officeooo:paragraph-rsid="0099578d"/>
    </style:style>
    <style:style style:name="P94" style:family="paragraph" style:parent-style-name="Heading_20_3">
      <style:text-properties officeooo:paragraph-rsid="00a2b853"/>
    </style:style>
    <style:style style:name="P95" style:family="paragraph" style:parent-style-name="Otsikko_20__28_numeroimaton_29_">
      <style:text-properties officeooo:rsid="001a7056" officeooo:paragraph-rsid="001a7056"/>
    </style:style>
    <style:style style:name="P96" style:family="paragraph" style:parent-style-name="Otsikko_20__28_numeroimaton_29_" style:master-page-name="First_20_Page">
      <style:paragraph-properties style:page-number="auto"/>
      <style:text-properties officeooo:rsid="007be982" officeooo:paragraph-rsid="007be982"/>
    </style:style>
    <style:style style:name="P97" style:family="paragraph" style:parent-style-name="Kansiotsikko">
      <style:text-properties officeooo:rsid="002620d3" officeooo:paragraph-rsid="002620d3"/>
    </style:style>
    <style:style style:name="T1" style:family="text">
      <style:text-properties officeooo:rsid="001a7056"/>
    </style:style>
    <style:style style:name="T2" style:family="text">
      <style:text-properties fo:language="fi" fo:country="FI"/>
    </style:style>
    <style:style style:name="T3" style:family="text">
      <style:text-properties fo:language="fi" fo:country="FI" officeooo:rsid="001a7056"/>
    </style:style>
    <style:style style:name="T4" style:family="text">
      <style:text-properties fo:language="fi" fo:country="FI" officeooo:rsid="001c4646"/>
    </style:style>
    <style:style style:name="T5" style:family="text">
      <style:text-properties fo:language="fi" fo:country="FI" officeooo:rsid="001f352d"/>
    </style:style>
    <style:style style:name="T6" style:family="text">
      <style:text-properties fo:language="fi" fo:country="FI" officeooo:rsid="0020e339"/>
    </style:style>
    <style:style style:name="T7" style:family="text">
      <style:text-properties fo:language="fi" fo:country="FI" officeooo:rsid="0022a181"/>
    </style:style>
    <style:style style:name="T8" style:family="text">
      <style:text-properties fo:language="fi" fo:country="FI" officeooo:rsid="0028671e"/>
    </style:style>
    <style:style style:name="T9" style:family="text">
      <style:text-properties fo:language="fi" fo:country="FI" fo:font-weight="normal" officeooo:rsid="0028671e" style:font-weight-asian="normal" style:font-weight-complex="normal"/>
    </style:style>
    <style:style style:name="T10" style:family="text">
      <style:text-properties fo:language="fi" fo:country="FI" fo:font-weight="normal" officeooo:rsid="0028803b" style:font-weight-asian="normal" style:font-weight-complex="normal"/>
    </style:style>
    <style:style style:name="T11" style:family="text">
      <style:text-properties fo:language="fi" fo:country="FI" fo:font-weight="normal" officeooo:rsid="0029df40" style:font-weight-asian="normal" style:font-weight-complex="normal"/>
    </style:style>
    <style:style style:name="T12" style:family="text">
      <style:text-properties fo:language="fi" fo:country="FI" fo:font-weight="normal" officeooo:rsid="002a703c" style:font-weight-asian="normal" style:font-weight-complex="normal"/>
    </style:style>
    <style:style style:name="T13" style:family="text">
      <style:text-properties fo:language="fi" fo:country="FI" fo:font-weight="normal" officeooo:rsid="002baa88" style:font-weight-asian="normal" style:font-weight-complex="normal"/>
    </style:style>
    <style:style style:name="T14" style:family="text">
      <style:text-properties fo:language="fi" fo:country="FI" fo:font-weight="normal" officeooo:rsid="002d99ac" style:font-weight-asian="normal" style:font-weight-complex="normal"/>
    </style:style>
    <style:style style:name="T15" style:family="text">
      <style:text-properties fo:language="fi" fo:country="FI" fo:font-weight="normal" officeooo:rsid="002e9a4f" style:font-weight-asian="normal" style:font-weight-complex="normal"/>
    </style:style>
    <style:style style:name="T16" style:family="text">
      <style:text-properties fo:language="fi" fo:country="FI" fo:font-weight="normal" officeooo:rsid="0030863b" style:font-weight-asian="normal" style:font-weight-complex="normal"/>
    </style:style>
    <style:style style:name="T17" style:family="text">
      <style:text-properties fo:language="fi" fo:country="FI" fo:font-weight="normal" officeooo:rsid="003226c1" style:font-weight-asian="normal" style:font-weight-complex="normal"/>
    </style:style>
    <style:style style:name="T18" style:family="text">
      <style:text-properties fo:language="fi" fo:country="FI" fo:font-weight="normal" officeooo:rsid="0034174c" style:font-weight-asian="normal" style:font-weight-complex="normal"/>
    </style:style>
    <style:style style:name="T19" style:family="text">
      <style:text-properties fo:language="fi" fo:country="FI" fo:font-weight="normal" officeooo:rsid="003480fa" style:font-weight-asian="normal" style:font-weight-complex="normal"/>
    </style:style>
    <style:style style:name="T20" style:family="text">
      <style:text-properties fo:language="fi" fo:country="FI" fo:font-weight="normal" officeooo:rsid="0034e3dc" style:font-weight-asian="normal" style:font-weight-complex="normal"/>
    </style:style>
    <style:style style:name="T21" style:family="text">
      <style:text-properties fo:language="fi" fo:country="FI" fo:font-weight="normal" officeooo:rsid="0036e8b8" style:font-weight-asian="normal" style:font-weight-complex="normal"/>
    </style:style>
    <style:style style:name="T22" style:family="text">
      <style:text-properties fo:language="fi" fo:country="FI" fo:font-weight="normal" officeooo:rsid="003770cd" style:font-weight-asian="normal" style:font-weight-complex="normal"/>
    </style:style>
    <style:style style:name="T23" style:family="text">
      <style:text-properties fo:language="fi" fo:country="FI" fo:font-weight="normal" officeooo:rsid="004761be" style:font-weight-asian="normal" style:font-weight-complex="normal"/>
    </style:style>
    <style:style style:name="T24" style:family="text">
      <style:text-properties fo:language="fi" fo:country="FI" fo:font-weight="normal" officeooo:rsid="00488ddd" style:font-weight-asian="normal" style:font-weight-complex="normal"/>
    </style:style>
    <style:style style:name="T25" style:family="text">
      <style:text-properties fo:language="fi" fo:country="FI" fo:font-weight="normal" officeooo:rsid="004b8eeb" style:font-weight-asian="normal" style:font-weight-complex="normal"/>
    </style:style>
    <style:style style:name="T26" style:family="text">
      <style:text-properties fo:language="fi" fo:country="FI" fo:font-weight="normal" officeooo:rsid="004d83a4" style:font-weight-asian="normal" style:font-weight-complex="normal"/>
    </style:style>
    <style:style style:name="T27" style:family="text">
      <style:text-properties fo:language="fi" fo:country="FI" fo:font-weight="normal" officeooo:rsid="0051862d" style:font-weight-asian="normal" style:font-weight-complex="normal"/>
    </style:style>
    <style:style style:name="T28" style:family="text">
      <style:text-properties fo:language="fi" fo:country="FI" fo:font-weight="normal" officeooo:rsid="00522a63" style:font-weight-asian="normal" style:font-weight-complex="normal"/>
    </style:style>
    <style:style style:name="T29" style:family="text">
      <style:text-properties fo:language="fi" fo:country="FI" fo:font-weight="normal" officeooo:rsid="0053c903" style:font-weight-asian="normal" style:font-weight-complex="normal"/>
    </style:style>
    <style:style style:name="T30" style:family="text">
      <style:text-properties fo:language="fi" fo:country="FI" fo:font-weight="normal" officeooo:rsid="00547d5c" style:font-weight-asian="normal" style:font-weight-complex="normal"/>
    </style:style>
    <style:style style:name="T31" style:family="text">
      <style:text-properties fo:language="fi" fo:country="FI" fo:font-weight="normal" officeooo:rsid="00550664" style:font-weight-asian="normal" style:font-weight-complex="normal"/>
    </style:style>
    <style:style style:name="T32" style:family="text">
      <style:text-properties fo:language="fi" fo:country="FI" fo:font-weight="normal" officeooo:rsid="00552b95" style:font-weight-asian="normal" style:font-weight-complex="normal"/>
    </style:style>
    <style:style style:name="T33" style:family="text">
      <style:text-properties fo:language="fi" fo:country="FI" fo:font-weight="normal" officeooo:rsid="005b604a" style:font-weight-asian="normal" style:font-weight-complex="normal"/>
    </style:style>
    <style:style style:name="T34" style:family="text">
      <style:text-properties fo:language="fi" fo:country="FI" fo:font-weight="normal" officeooo:rsid="005c3734" style:font-weight-asian="normal" style:font-weight-complex="normal"/>
    </style:style>
    <style:style style:name="T35" style:family="text">
      <style:text-properties fo:language="fi" fo:country="FI" fo:font-weight="normal" officeooo:rsid="005cbd01" style:font-weight-asian="normal" style:font-weight-complex="normal"/>
    </style:style>
    <style:style style:name="T36" style:family="text">
      <style:text-properties fo:language="fi" fo:country="FI" fo:font-weight="normal" officeooo:rsid="005d0f80" style:font-weight-asian="normal" style:font-weight-complex="normal"/>
    </style:style>
    <style:style style:name="T37" style:family="text">
      <style:text-properties fo:language="fi" fo:country="FI" fo:font-weight="normal" officeooo:rsid="005edf30" style:font-weight-asian="normal" style:font-weight-complex="normal"/>
    </style:style>
    <style:style style:name="T38" style:family="text">
      <style:text-properties fo:language="fi" fo:country="FI" fo:font-weight="normal" officeooo:rsid="005f94c5" style:font-weight-asian="normal" style:font-weight-complex="normal"/>
    </style:style>
    <style:style style:name="T39" style:family="text">
      <style:text-properties fo:language="fi" fo:country="FI" fo:font-weight="normal" officeooo:rsid="005fd20c" style:font-weight-asian="normal" style:font-weight-complex="normal"/>
    </style:style>
    <style:style style:name="T40" style:family="text">
      <style:text-properties fo:language="fi" fo:country="FI" fo:font-weight="normal" officeooo:rsid="0060ad08" style:font-weight-asian="normal" style:font-weight-complex="normal"/>
    </style:style>
    <style:style style:name="T41" style:family="text">
      <style:text-properties fo:language="fi" fo:country="FI" fo:font-weight="normal" officeooo:rsid="00616a17" style:font-weight-asian="normal" style:font-weight-complex="normal"/>
    </style:style>
    <style:style style:name="T42" style:family="text">
      <style:text-properties fo:language="fi" fo:country="FI" fo:font-weight="normal" officeooo:rsid="00635e3f" style:font-weight-asian="normal" style:font-weight-complex="normal"/>
    </style:style>
    <style:style style:name="T43" style:family="text">
      <style:text-properties fo:language="fi" fo:country="FI" fo:font-weight="normal" officeooo:rsid="0065bc3c" style:font-weight-asian="normal" style:font-weight-complex="normal"/>
    </style:style>
    <style:style style:name="T44" style:family="text">
      <style:text-properties fo:language="fi" fo:country="FI" fo:font-weight="normal" officeooo:rsid="0068d24b" style:font-weight-asian="normal" style:font-weight-complex="normal"/>
    </style:style>
    <style:style style:name="T45" style:family="text">
      <style:text-properties fo:language="fi" fo:country="FI" fo:font-weight="normal" officeooo:rsid="006a6469" style:font-weight-asian="normal" style:font-weight-complex="normal"/>
    </style:style>
    <style:style style:name="T46" style:family="text">
      <style:text-properties fo:language="fi" fo:country="FI" fo:font-weight="normal" officeooo:rsid="006a974b" style:font-weight-asian="normal" style:font-weight-complex="normal"/>
    </style:style>
    <style:style style:name="T47" style:family="text">
      <style:text-properties fo:language="fi" fo:country="FI" fo:font-weight="normal" officeooo:rsid="006ac888" style:font-weight-asian="normal" style:font-weight-complex="normal"/>
    </style:style>
    <style:style style:name="T48" style:family="text">
      <style:text-properties fo:language="fi" fo:country="FI" fo:font-weight="normal" officeooo:rsid="006c487b" style:font-weight-asian="normal" style:font-weight-complex="normal"/>
    </style:style>
    <style:style style:name="T49" style:family="text">
      <style:text-properties fo:language="fi" fo:country="FI" fo:font-weight="normal" officeooo:rsid="006d8ba7" style:font-weight-asian="normal" style:font-weight-complex="normal"/>
    </style:style>
    <style:style style:name="T50" style:family="text">
      <style:text-properties fo:language="fi" fo:country="FI" fo:font-weight="normal" officeooo:rsid="006f7bf4" style:font-weight-asian="normal" style:font-weight-complex="normal"/>
    </style:style>
    <style:style style:name="T51" style:family="text">
      <style:text-properties fo:language="fi" fo:country="FI" fo:font-weight="normal" officeooo:rsid="00709f38" style:font-weight-asian="normal" style:font-weight-complex="normal"/>
    </style:style>
    <style:style style:name="T52" style:family="text">
      <style:text-properties fo:language="fi" fo:country="FI" fo:font-weight="normal" officeooo:rsid="007161b7" style:font-weight-asian="normal" style:font-weight-complex="normal"/>
    </style:style>
    <style:style style:name="T53" style:family="text">
      <style:text-properties fo:language="fi" fo:country="FI" fo:font-weight="normal" officeooo:rsid="007277aa" style:font-weight-asian="normal" style:font-weight-complex="normal"/>
    </style:style>
    <style:style style:name="T54" style:family="text">
      <style:text-properties fo:language="fi" fo:country="FI" fo:font-weight="normal" officeooo:rsid="00740869" style:font-weight-asian="normal" style:font-weight-complex="normal"/>
    </style:style>
    <style:style style:name="T55" style:family="text">
      <style:text-properties fo:language="fi" fo:country="FI" fo:font-weight="normal" officeooo:rsid="00760d5d" style:font-weight-asian="normal" style:font-weight-complex="normal"/>
    </style:style>
    <style:style style:name="T56" style:family="text">
      <style:text-properties fo:language="fi" fo:country="FI" fo:font-weight="normal" officeooo:rsid="007cbb64" style:font-weight-asian="normal" style:font-weight-complex="normal"/>
    </style:style>
    <style:style style:name="T57" style:family="text">
      <style:text-properties fo:language="fi" fo:country="FI" fo:font-weight="normal" officeooo:rsid="007e98b3" style:font-weight-asian="normal" style:font-weight-complex="normal"/>
    </style:style>
    <style:style style:name="T58" style:family="text">
      <style:text-properties fo:language="fi" fo:country="FI" fo:font-weight="normal" officeooo:rsid="00805095" style:font-weight-asian="normal" style:font-weight-complex="normal"/>
    </style:style>
    <style:style style:name="T59" style:family="text">
      <style:text-properties fo:language="fi" fo:country="FI" fo:font-weight="normal" officeooo:rsid="00809b4f" style:font-weight-asian="normal" style:font-weight-complex="normal"/>
    </style:style>
    <style:style style:name="T60" style:family="text">
      <style:text-properties fo:language="fi" fo:country="FI" fo:font-weight="normal" officeooo:rsid="00818d91" style:font-weight-asian="normal" style:font-weight-complex="normal"/>
    </style:style>
    <style:style style:name="T61" style:family="text">
      <style:text-properties fo:language="fi" fo:country="FI" fo:font-weight="normal" officeooo:rsid="0083690b" style:font-weight-asian="normal" style:font-weight-complex="normal"/>
    </style:style>
    <style:style style:name="T62" style:family="text">
      <style:text-properties fo:language="fi" fo:country="FI" fo:font-weight="normal" officeooo:rsid="00841779" style:font-weight-asian="normal" style:font-weight-complex="normal"/>
    </style:style>
    <style:style style:name="T63" style:family="text">
      <style:text-properties fo:language="fi" fo:country="FI" fo:font-weight="normal" officeooo:rsid="0085bb7d" style:font-weight-asian="normal" style:font-weight-complex="normal"/>
    </style:style>
    <style:style style:name="T64" style:family="text">
      <style:text-properties fo:language="fi" fo:country="FI" fo:font-weight="normal" officeooo:rsid="008767b5" style:font-weight-asian="normal" style:font-weight-complex="normal"/>
    </style:style>
    <style:style style:name="T65" style:family="text">
      <style:text-properties fo:language="fi" fo:country="FI" fo:font-weight="normal" officeooo:rsid="0068574b" style:font-weight-asian="normal" style:font-weight-complex="normal"/>
    </style:style>
    <style:style style:name="T66" style:family="text">
      <style:text-properties fo:language="fi" fo:country="FI" fo:font-weight="normal" officeooo:rsid="0088afe4" style:font-weight-asian="normal" style:font-weight-complex="normal"/>
    </style:style>
    <style:style style:name="T67" style:family="text">
      <style:text-properties fo:language="fi" fo:country="FI" fo:font-weight="normal" officeooo:rsid="008977fb" style:font-weight-asian="normal" style:font-weight-complex="normal"/>
    </style:style>
    <style:style style:name="T68" style:family="text">
      <style:text-properties fo:language="fi" fo:country="FI" fo:font-weight="normal" officeooo:rsid="009409fb" style:font-weight-asian="normal" style:font-weight-complex="normal"/>
    </style:style>
    <style:style style:name="T69" style:family="text">
      <style:text-properties fo:language="fi" fo:country="FI" fo:font-weight="normal" officeooo:rsid="00944bba" style:font-weight-asian="normal" style:font-weight-complex="normal"/>
    </style:style>
    <style:style style:name="T70" style:family="text">
      <style:text-properties fo:language="fi" fo:country="FI" fo:font-weight="normal" officeooo:rsid="0095ebe7" style:font-weight-asian="normal" style:font-weight-complex="normal"/>
    </style:style>
    <style:style style:name="T71" style:family="text">
      <style:text-properties fo:language="fi" fo:country="FI" fo:font-weight="normal" officeooo:rsid="009675d1" style:font-weight-asian="normal" style:font-weight-complex="normal"/>
    </style:style>
    <style:style style:name="T72" style:family="text">
      <style:text-properties fo:language="fi" fo:country="FI" fo:font-weight="normal" officeooo:rsid="00981eec" style:font-weight-asian="normal" style:font-weight-complex="normal"/>
    </style:style>
    <style:style style:name="T73" style:family="text">
      <style:text-properties fo:language="fi" fo:country="FI" fo:font-weight="normal" officeooo:rsid="0099578d" style:font-weight-asian="normal" style:font-weight-complex="normal"/>
    </style:style>
    <style:style style:name="T74" style:family="text">
      <style:text-properties fo:language="fi" fo:country="FI" fo:font-weight="normal" officeooo:rsid="009a3c3a" style:font-weight-asian="normal" style:font-weight-complex="normal"/>
    </style:style>
    <style:style style:name="T75" style:family="text">
      <style:text-properties fo:language="fi" fo:country="FI" fo:font-weight="normal" officeooo:rsid="009a6398" style:font-weight-asian="normal" style:font-weight-complex="normal"/>
    </style:style>
    <style:style style:name="T76" style:family="text">
      <style:text-properties fo:language="fi" fo:country="FI" fo:font-weight="normal" officeooo:rsid="00a2b853" style:font-weight-asian="normal" style:font-weight-complex="normal"/>
    </style:style>
    <style:style style:name="T77" style:family="text">
      <style:text-properties fo:language="fi" fo:country="FI" fo:font-weight="normal" officeooo:rsid="00a30637" style:font-weight-asian="normal" style:font-weight-complex="normal"/>
    </style:style>
    <style:style style:name="T78" style:family="text">
      <style:text-properties fo:language="fi" fo:country="FI" fo:font-weight="normal" officeooo:rsid="00a4ec41" style:font-weight-asian="normal" style:font-weight-complex="normal"/>
    </style:style>
    <style:style style:name="T79" style:family="text">
      <style:text-properties fo:language="fi" fo:country="FI" fo:font-weight="normal" officeooo:rsid="00a6c4fd" style:font-weight-asian="normal" style:font-weight-complex="normal"/>
    </style:style>
    <style:style style:name="T80" style:family="text">
      <style:text-properties fo:language="fi" fo:country="FI" fo:font-weight="bold" officeooo:rsid="0028671e" style:font-weight-asian="bold" style:font-weight-complex="bold"/>
    </style:style>
    <style:style style:name="T81" style:family="text">
      <style:text-properties fo:language="fi" fo:country="FI" officeooo:rsid="005082ea"/>
    </style:style>
    <style:style style:name="T82" style:family="text">
      <style:text-properties fo:language="fi" fo:country="FI" officeooo:rsid="00784bb9"/>
    </style:style>
    <style:style style:name="T83" style:family="text">
      <style:text-properties fo:language="fi" fo:country="FI" officeooo:rsid="007cd775"/>
    </style:style>
    <style:style style:name="T84" style:family="text">
      <style:text-properties fo:language="fi" fo:country="FI" officeooo:rsid="004761be"/>
    </style:style>
    <style:style style:name="T85" style:family="text">
      <style:text-properties fo:language="fi" fo:country="FI" officeooo:rsid="008dd2dc"/>
    </style:style>
    <style:style style:name="T86" style:family="text">
      <style:text-properties fo:language="fi" fo:country="FI" officeooo:rsid="008e5478"/>
    </style:style>
    <style:style style:name="T87" style:family="text">
      <style:text-properties fo:language="fi" fo:country="FI" officeooo:rsid="00903dfe"/>
    </style:style>
    <style:style style:name="T88" style:family="text">
      <style:text-properties fo:language="fi" fo:country="FI" officeooo:rsid="00922141"/>
    </style:style>
    <style:style style:name="T89" style:family="text">
      <style:text-properties fo:language="fi" fo:country="FI" officeooo:rsid="0092a9f5"/>
    </style:style>
    <style:style style:name="T90" style:family="text">
      <style:text-properties fo:language="fi" fo:country="FI" officeooo:rsid="0099578d"/>
    </style:style>
    <style:style style:name="T91" style:family="text">
      <style:text-properties fo:language="fi" fo:country="FI" officeooo:rsid="009a3c3a"/>
    </style:style>
    <style:style style:name="T92" style:family="text">
      <style:text-properties officeooo:rsid="002620d3"/>
    </style:style>
    <style:style style:name="T93" style:family="text">
      <style:text-properties fo:font-weight="normal" officeooo:rsid="004d83a4" style:font-weight-asian="normal" style:font-weight-complex="normal"/>
    </style:style>
    <style:style style:name="T94" style:family="text">
      <style:text-properties fo:font-weight="normal" officeooo:rsid="004eb28a" style:font-weight-asian="normal" style:font-weight-complex="normal"/>
    </style:style>
    <style:style style:name="T95" style:family="text">
      <style:text-properties fo:font-weight="normal" officeooo:rsid="004ed058" style:font-weight-asian="normal" style:font-weight-complex="normal"/>
    </style:style>
    <style:style style:name="T96" style:family="text">
      <style:text-properties fo:font-weight="normal" officeooo:rsid="00582814" style:font-weight-asian="normal" style:font-weight-complex="normal"/>
    </style:style>
    <style:style style:name="T97" style:family="text">
      <style:text-properties fo:font-weight="normal" officeooo:rsid="0058a232" style:font-weight-asian="normal" style:font-weight-complex="normal"/>
    </style:style>
    <style:style style:name="T98" style:family="text">
      <style:text-properties fo:font-weight="normal" officeooo:rsid="00591674" style:font-weight-asian="normal" style:font-weight-complex="normal"/>
    </style:style>
    <style:style style:name="T99" style:family="text">
      <style:text-properties officeooo:rsid="00367d29"/>
    </style:style>
    <style:style style:name="T100" style:family="text">
      <style:text-properties officeooo:rsid="003770cd"/>
    </style:style>
    <style:style style:name="T101" style:family="text">
      <style:text-properties officeooo:rsid="00393240"/>
    </style:style>
    <style:style style:name="T102" style:family="text">
      <style:text-properties officeooo:rsid="00399e31"/>
    </style:style>
    <style:style style:name="T103" style:family="text">
      <style:text-properties officeooo:rsid="003b50fb"/>
    </style:style>
    <style:style style:name="T104" style:family="text">
      <style:text-properties officeooo:rsid="003bc4f2"/>
    </style:style>
    <style:style style:name="T105" style:family="text">
      <style:text-properties officeooo:rsid="003c8796"/>
    </style:style>
    <style:style style:name="T106" style:family="text">
      <style:text-properties officeooo:rsid="003d7198"/>
    </style:style>
    <style:style style:name="T107" style:family="text">
      <style:text-properties officeooo:rsid="003ef399"/>
    </style:style>
    <style:style style:name="T108" style:family="text">
      <style:text-properties officeooo:rsid="0041ef6d"/>
    </style:style>
    <style:style style:name="T109" style:family="text">
      <style:text-properties officeooo:rsid="004529c6"/>
    </style:style>
    <style:style style:name="T110" style:family="text">
      <style:text-properties officeooo:rsid="0078260e"/>
    </style:style>
    <style:style style:name="T111" style:family="text">
      <style:text-properties officeooo:rsid="008b855a"/>
    </style:style>
    <style:style style:name="T112" style:family="text">
      <style:text-properties officeooo:rsid="008cfaaf"/>
    </style:style>
    <style:style style:name="T113" style:family="text">
      <style:text-properties officeooo:rsid="009c1c67"/>
    </style:style>
    <style:style style:name="T114" style:family="text">
      <style:text-properties officeooo:rsid="009df283"/>
    </style:style>
    <style:style style:name="T115" style:family="text">
      <style:text-properties officeooo:rsid="009f290d"/>
    </style:style>
    <style:style style:name="T116" style:family="text">
      <style:text-properties officeooo:rsid="00a0b9d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187134" text:style-name="WW8StyleNum">
        <text:list-header>
          <text:p text:style-name="P96"/>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8258670" text:continue-numbering="true" text:style-name="WW8StyleNum">
        <text:list-header>
          <text:p text:style-name="Kansiots1"/>
          <text:p text:style-name="Kansiots1">Test <text:span text:style-name="T92">Plan</text:span></text:p>
          <text:p text:style-name="P97">Dependency Analysis for Kactus2</text:p>
          <text:p text:style-name="Kansiots2">versio<text:span text:style-name="T92">n</text:span> <text:span text:style-name="T116">1.0</text:span></text:p>
          <text:p text:style-name="Kansiots2"/>
        </text:list-header>
      </text:list>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8">TUT</text:p>
          </table:table-cell>
          <table:table-cell table:style-name="Table1.A1" office:value-type="string">
            <text:p text:style-name="P68">Department of Pervasive Computing</text:p>
          </table:table-cell>
          <table:table-cell table:style-name="Table1.C1" office:value-type="string">
            <text:p text:style-name="P68">TKT-2527 Project Work</text:p>
          </table:table-cell>
        </table:table-row>
        <table:table-row>
          <table:table-cell table:style-name="Table1.A2" table:number-columns-spanned="3" office:value-type="string">
            <text:p text:style-name="P68">Author: Mikko Honkonen</text:p>
          </table:table-cell>
          <table:covered-table-cell/>
          <table:covered-table-cell/>
        </table:table-row>
        <table:table-row>
          <table:table-cell table:style-name="Table1.A3" table:number-columns-spanned="3" office:value-type="string">
            <text:p text:style-name="P74">Joni-Matti Määttä, joni-matti.maatta@tut.fi</text:p>
          </table:table-cell>
          <table:covered-table-cell/>
          <table:covered-table-cell/>
        </table:table-row>
        <table:table-row>
          <table:table-cell table:style-name="Table1.A4" table:number-columns-spanned="3" office:value-type="string">
            <text:p text:style-name="P74">Mikko Honkonen, mikko.honkonen@tut.fi</text:p>
          </table:table-cell>
          <table:covered-table-cell/>
          <table:covered-table-cell/>
        </table:table-row>
        <table:table-row>
          <table:table-cell table:style-name="Table1.A4" table:number-columns-spanned="3" office:value-type="string">
            <text:p text:style-name="P74">Tommi Korhonen, tommi.korhonen@tut.fi</text:p>
          </table:table-cell>
          <table:covered-table-cell/>
          <table:covered-table-cell/>
        </table:table-row>
        <table:table-row>
          <table:table-cell table:style-name="Table1.A6" table:number-columns-spanned="3" office:value-type="string">
            <text:p text:style-name="P65"/>
          </table:table-cell>
          <table:covered-table-cell/>
          <table:covered-table-cell/>
        </table:table-row>
        <table:table-row>
          <table:table-cell table:style-name="Table1.A7" table:number-columns-spanned="2" office:value-type="string">
            <text:p text:style-name="P65">Do<text:span text:style-name="T110">cument state</text:span>: <text:span text:style-name="T116">Final</text:span></text:p>
          </table:table-cell>
          <table:covered-table-cell/>
          <table:table-cell table:style-name="Table1.A2" office:value-type="string">
            <text:p text:style-name="P73"><text:span text:style-name="T2">M</text:span><text:span text:style-name="T82">odified</text:span><text:span text:style-name="T2">: </text:span><text:span text:style-name="T2"><text:modification-date style:data-style-name="N36">12.05.2013</text:modification-date></text:span><text:span text:style-name="T2"> </text:span><text:span text:style-name="T2"><text:modification-time style:data-style-name="N40">18:12</text:modification-time></text:span></text:p>
          </table:table-cell>
        </table:table-row>
      </table:table>
      <text:list xml:id="list38287314" text:continue-numbering="true" text:style-name="WW8StyleNum">
        <text:list-header>
          <text:p text:style-name="Otsikko_20__28_numeroimaton_29_">Versio<text:span text:style-name="T1">N HISTORY</text:span></text:p>
        </text:list-header>
      </text:list>
      <text:p text:style-name="P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5">Versio<text:span text:style-name="T92">n</text:span></text:p>
          </table:table-cell>
          <table:table-cell table:style-name="Table2.A1" office:value-type="string">
            <text:p text:style-name="P67">Date</text:p>
          </table:table-cell>
          <table:table-cell table:style-name="Table2.A1" office:value-type="string">
            <text:p text:style-name="P69">Author(s)</text:p>
          </table:table-cell>
          <table:table-cell table:style-name="Table2.A1" office:value-type="string">
            <text:p text:style-name="P69">Summary of Changes</text:p>
          </table:table-cell>
        </table:table-row>
        <table:table-row table:style-name="Table2.1">
          <table:table-cell table:style-name="Table2.A2" office:value-type="string">
            <text:p text:style-name="P76">0.1</text:p>
          </table:table-cell>
          <table:table-cell table:style-name="Table2.A2" office:value-type="string">
            <text:p text:style-name="P72">2013-04-07</text:p>
          </table:table-cell>
          <table:table-cell table:style-name="Table2.A2" office:value-type="string">
            <text:p text:style-name="P67">M. Honkonen</text:p>
          </table:table-cell>
          <table:table-cell table:style-name="Table2.A2" office:value-type="string">
            <text:p text:style-name="P67">Started working on the document, some test cases added.</text:p>
          </table:table-cell>
        </table:table-row>
        <table:table-row table:style-name="Table2.1">
          <table:table-cell table:style-name="Table2.A2" office:value-type="string">
            <text:p text:style-name="P76">0.2</text:p>
          </table:table-cell>
          <table:table-cell table:style-name="Table2.A2" office:value-type="string">
            <text:p text:style-name="P72">2013-04-14</text:p>
          </table:table-cell>
          <table:table-cell table:style-name="Table2.A2" office:value-type="string">
            <text:p text:style-name="P70">M. Honkonen</text:p>
          </table:table-cell>
          <table:table-cell table:style-name="Table2.A2" office:value-type="string">
            <text:p text:style-name="P70">Some test cases written out.</text:p>
          </table:table-cell>
        </table:table-row>
        <table:table-row table:style-name="Table2.1">
          <table:table-cell table:style-name="Table2.A2" office:value-type="string">
            <text:p text:style-name="P76">0.3</text:p>
          </table:table-cell>
          <table:table-cell table:style-name="Table2.A2" office:value-type="string">
            <text:p text:style-name="P72">2013-04-17</text:p>
          </table:table-cell>
          <table:table-cell table:style-name="Table2.A2" office:value-type="string">
            <text:p text:style-name="P71">M. Honkonen</text:p>
          </table:table-cell>
          <table:table-cell table:style-name="Table2.A2" office:value-type="string">
            <text:p text:style-name="P71">More test cases written out.</text:p>
          </table:table-cell>
        </table:table-row>
        <table:table-row table:style-name="Table2.1">
          <table:table-cell table:style-name="Table2.A2" office:value-type="string">
            <text:p text:style-name="P79">0.4</text:p>
          </table:table-cell>
          <table:table-cell table:style-name="Table2.A2" office:value-type="string">
            <text:p text:style-name="P81">2013-05-07</text:p>
          </table:table-cell>
          <table:table-cell table:style-name="Table2.A2" office:value-type="string">
            <text:p text:style-name="P81">M. Honkonen</text:p>
          </table:table-cell>
          <table:table-cell table:style-name="Table2.A2" office:value-type="string">
            <text:p text:style-name="P66"><text:span text:style-name="T114">Some s</text:span><text:span text:style-name="T113">tability test cases </text:span><text:span text:style-name="T115">added</text:span><text:span text:style-name="T113">.</text:span></text:p>
          </table:table-cell>
        </table:table-row>
        <table:table-row table:style-name="Table2.1">
          <table:table-cell table:style-name="Table2.A2" office:value-type="string">
            <text:p text:style-name="P80"><text:span text:style-name="T116">1.0</text:span></text:p>
          </table:table-cell>
          <table:table-cell table:style-name="Table2.A2" office:value-type="string">
            <text:p text:style-name="P82"><text:span text:style-name="T116">2013-05-12</text:span></text:p>
          </table:table-cell>
          <table:table-cell table:style-name="Table2.A2" office:value-type="string">
            <text:p text:style-name="P82"><text:span text:style-name="T116">M. Honkonen</text:span></text:p>
          </table:table-cell>
          <table:table-cell table:style-name="Table2.A2" office:value-type="string">
            <text:p text:style-name="P82"><text:span text:style-name="T116">Added final test cases, cleaned up.</text:span></text:p>
          </table:table-cell>
        </table:table-row>
        <table:table-row table:style-name="Table2.1">
          <table:table-cell table:style-name="Table2.A2" office:value-type="string">
            <text:p text:style-name="P75"/>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row>
        <table:table-row table:style-name="Table2.1">
          <table:table-cell table:style-name="Table2.A2" office:value-type="string">
            <text:p text:style-name="P75"/>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row>
        <table:table-row table:style-name="Table2.1">
          <table:table-cell table:style-name="Table2.A2" office:value-type="string">
            <text:p text:style-name="P75"/>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row>
        <table:table-row table:style-name="Table2.1">
          <table:table-cell table:style-name="Table2.A2" office:value-type="string">
            <text:p text:style-name="P75"/>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row>
        <table:table-row table:style-name="Table2.1">
          <table:table-cell table:style-name="Table2.A2" office:value-type="string">
            <text:p text:style-name="P75"/>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row>
        <table:table-row table:style-name="Table2.1">
          <table:table-cell table:style-name="Table2.A2" office:value-type="string">
            <text:p text:style-name="P75"/>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row>
        <table:table-row table:style-name="Table2.1">
          <table:table-cell table:style-name="Table2.A2" office:value-type="string">
            <text:p text:style-name="P75"/>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row>
        <table:table-row table:style-name="Table2.1">
          <table:table-cell table:style-name="Table2.A2" office:value-type="string">
            <text:p text:style-name="P75"/>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row>
        <table:table-row table:style-name="Table2.1">
          <table:table-cell table:style-name="Table2.A2" office:value-type="string">
            <text:p text:style-name="P75"/>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row>
        <table:table-row table:style-name="Table2.1">
          <table:table-cell table:style-name="Table2.A2" office:value-type="string">
            <text:p text:style-name="P75"/>
          </table:table-cell>
          <table:table-cell table:style-name="Table2.A2" office:value-type="string">
            <text:p text:style-name="P65"/>
          </table:table-cell>
          <table:table-cell table:style-name="Table2.A2" office:value-type="string">
            <text:p text:style-name="P65"/>
          </table:table-cell>
          <table:table-cell table:style-name="Table2.A2" office:value-type="string">
            <text:p text:style-name="P65"/>
          </table:table-cell>
        </table:table-row>
      </table:table>
      <text:p text:style-name="P2"/>
      <text:list xml:id="list38273442" text:continue-numbering="true" text:style-name="WW8StyleNum">
        <text:list-header>
          <text:p text:style-name="P95">TABLE of contents</text:p>
        </text:list-header>
      </text:list>
      <text:table-of-content text:style-name="Sect1" text:name="Sisällysluettel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77">1. <text:s/>Introduction<text:tab/>4</text:p>
          <text:p text:style-name="P78">1.1 <text:s text:c="3"/>Document overview<text:tab/>4</text:p>
          <text:p text:style-name="P78">1.2 <text:s text:c="2"/>Testing methods<text:tab/>4</text:p>
          <text:p text:style-name="P77">2. <text:s text:c="2"/>Test cases<text:tab/>5</text:p>
          <text:p text:style-name="P78">2.1 <text:s text:c="2"/>Adding source directories<text:tab/>5</text:p>
          <text:p text:style-name="P78">2.2 <text:s text:c="2"/>Removing source directories<text:tab/>5</text:p>
          <text:p text:style-name="P78">2.3 <text:s text:c="2"/>Dependency scan<text:tab/>5</text:p>
          <text:p text:style-name="P78">2.4 <text:s text:c="2"/>Creating manual connections<text:tab/>5</text:p>
          <text:p text:style-name="P78">2.5 <text:s text:c="2"/>Modifying manual connections<text:tab/>5</text:p>
          <text:p text:style-name="P78">2.6 <text:s text:c="2"/>Defining external dependency locations<text:tab/>5</text:p>
          <text:p text:style-name="P78">2.7 <text:s text:c="2"/>Applying filters<text:tab/>5</text:p>
          <text:p text:style-name="P78">2.8 <text:s text:c="2"/>Additional crash testing<text:tab/>5</text:p>
        </text:index-body>
      </text:table-of-content>
      <text:p text:style-name="P23"/>
      <text:p text:style-name="P2"/>
      <text:h text:style-name="Heading_20_1" text:outline-level="1" text:restart-numbering="true" text:start-value="1"><text:tab/><text:span text:style-name="T1">Introduction</text:span></text:h>
      <text:p text:style-name="P64"><text:tab/><text:tab/><text:tab/><text:tab/></text:p>
      <text:h text:style-name="P88" text:outline-level="2"><text:s text:c="2"/><text:tab/><text:span text:style-name="T1">Document overview</text:span></text:h>
      <text:p text:style-name="P3">This document describes the methods used for testing the Dependency Analysis for Kactus2 software component. The goal of testing is to make sure that the behavior of the software corresponds to what is specified in the functional specification, and that the software is stable in all use scenarios. The majority of the document consists of test cases, which divide testing into separate short, easily comprehensible tests which can be performed and their outcome examined.</text:p>
      <text:h text:style-name="P89" text:outline-level="2"><text:s/><text:tab/>Testing methods</text:h>
      <text:p text:style-name="P24"><text:span text:style-name="T3">The testing will be handled manually, no automatic testing methods will be used. Tests will be performed by interacting with the software through its GUI in the same way the end-user will be using the software.</text:span><text:span text:style-name="T2"> </text:span></text:p>
      <text:p text:style-name="P2"/>
      <text:p text:style-name="P2"/>
      <text:h text:style-name="Heading_20_1" text:outline-level="1"><text:span text:style-name="T2"><text:s/><text:tab/></text:span><text:span text:style-name="T3">Test cases</text:span></text:h>
      <text:p text:style-name="P83"/>
      <text:h text:style-name="P90" text:outline-level="2"><text:s/><text:tab/>Functional test cases</text:h>
      <text:p text:style-name="P62"><text:span text:style-name="T111">These test cases test the</text:span><text:span text:style-name="T112"> correct</text:span><text:span text:style-name="T111"> functionality of the software</text:span><text:span text:style-name="T112"> in normal use cases.</text:span></text:p>
      <text:h text:style-name="Heading_20_3" text:outline-level="3"><text:s/><text:tab/><text:span text:style-name="T1">Adding source directories</text:span></text:h>
      <text:p text:style-name="P6">Start condition:</text:p>
      <text:p text:style-name="P29"><text:span text:style-name="T10">A component is open in Kactus2, unlocked and the dependency analysis UI is </text:span><text:span text:style-name="T11">active</text:span><text:span text:style-name="T10">.</text:span></text:p>
      <text:p text:style-name="P26"><text:span text:style-name="T12">At least two </text:span><text:span text:style-name="T13">separate directory structures, with multiple levels of hierarchy and containing C++ source files, should exist on hard drive.</text:span></text:p>
      <text:p text:style-name="P7">Test steps:</text:p>
      <text:p text:style-name="P9">- Click the ”Import Source Directories” button. Source directory UI should open.</text:p>
      <text:p text:style-name="P25"><text:span text:style-name="T11">- Click the + icon, </text:span><text:span text:style-name="T14">browse to a </text:span><text:span text:style-name="T15">directory in the middle of directory hierarchy that should be added to the scanned directories. Directory should appear in the listing.</text:span></text:p>
      <text:p text:style-name="P27"><text:span text:style-name="T15">- Click the + icon, browse to a directory below the previously added one in hierarchy. </text:span><text:span text:style-name="T16">No changes should happen in the directory listing.</text:span></text:p>
      <text:p text:style-name="P11">- Click the + icon, browse to a directory above the first added directory. This directory should replace the first one in the listing.</text:p>
      <text:p text:style-name="P12">- Click the + icon, browse to an entirely separate directory. This should show up as a new item in the directory listing.</text:p>
      <text:p text:style-name="P28"><text:span text:style-name="T18">- </text:span><text:span text:style-name="T17">Click OK button.</text:span></text:p>
      <text:p text:style-name="P7">Expected result:</text:p>
      <text:p text:style-name="P21">All files from the directories listed and their subdirectories should appear in the dependency graph, and their dependencies should be scanned.</text:p>
      <text:h text:style-name="Heading_20_3" text:outline-level="3"><text:s/><text:tab/>Removing source directories</text:h>
      <text:p text:style-name="P29"><text:span text:style-name="T8">Start condition: </text:span><text:span text:style-name="T19">Test case 2.1 has been executed, there are two </text:span><text:span text:style-name="T20">or more</text:span><text:span text:style-name="T19"> separate directory hierarchies in the dependency analysis source directories.</text:span></text:p>
      <text:p text:style-name="P29"><text:span text:style-name="T8">Test steps:</text:span><text:span text:style-name="T9"> </text:span></text:p>
      <text:p text:style-name="P10">- Click the ”Import Source Directories” button. Source directory UI should open.</text:p>
      <text:p text:style-name="P29"><text:span text:style-name="T11">- </text:span><text:span text:style-name="T20">Click one of the listed source directories.</text:span></text:p>
      <text:p text:style-name="P13">- Click the – icon to remove the source directory from the listing.</text:p>
      <text:p text:style-name="P29"><text:span text:style-name="T18">- </text:span><text:span text:style-name="T17">Click OK button.</text:span></text:p>
      <text:p text:style-name="P54"><text:span text:style-name="T80">Expected result:</text:span><text:span text:style-name="T9"> </text:span></text:p>
      <text:p text:style-name="P22">The removed directory, with all its subdirectories and files, should disappear from the dependency graph.</text:p>
      <text:h text:style-name="Heading_20_3" text:outline-level="3"><text:span text:style-name="T3"><text:s/><text:tab/></text:span><text:span text:style-name="T4">Dependency scan</text:span></text:h>
      <text:p text:style-name="P30"><text:span text:style-name="T8">Start condition: </text:span><text:span text:style-name="T21">Directories with C/C++ and/or VHDL files are added in the dependency analysis source directories listing</text:span><text:span text:style-name="T19">.</text:span></text:p>
      <text:p text:style-name="P30"><text:span text:style-name="T8">Test steps:</text:span><text:span text:style-name="T9"> </text:span></text:p>
      <text:p text:style-name="P30"><text:span text:style-name="T11">- Click the </text:span><text:span text:style-name="T22">Rescan button.</text:span></text:p>
      <text:p text:style-name="P55"><text:span text:style-name="T80">Expected result:</text:span><text:span text:style-name="T9"> </text:span></text:p>
      <text:p text:style-name="P4"><text:soft-page-break/><text:span text:style-name="T99">The </text:span><text:span text:style-name="T100">correct </text:span><text:span text:style-name="T101">dependencies, based on file contents, a</text:span><text:span text:style-name="T102">re presented in the dependency graph UI. </text:span><text:span text:style-name="T103">The </text:span><text:span text:style-name="T104">files are scanned </text:span><text:span text:style-name="T105">with the correct plugi</text:span><text:span text:style-name="T107">ns</text:span><text:span text:style-name="T104"> based on the file extension</text:span><text:span text:style-name="T106">s</text:span><text:span text:style-name="T104"> </text:span><text:span text:style-name="T104">set in Kactus2 settings. </text:span><text:span text:style-name="T108">Any dependencies </text:span><text:span text:style-name="T109">to items outside the source directories are shown as undefined dependencies.</text:span></text:p>
      <text:h text:style-name="Heading_20_3" text:outline-level="3"><text:span text:style-name="T4"><text:s/><text:tab/></text:span><text:span text:style-name="T5">Creating manual connections</text:span></text:h>
      <text:p text:style-name="P31"><text:span text:style-name="T8">Start condition: </text:span><text:span text:style-name="T23">Some sort of dependency structure with multiple files exists.</text:span></text:p>
      <text:p text:style-name="P31"><text:span text:style-name="T8">Test steps:</text:span><text:span text:style-name="T9"> </text:span></text:p>
      <text:p text:style-name="P31"><text:span text:style-name="T11">- Click </text:span><text:span text:style-name="T24">on the </text:span><text:span text:style-name="T25">manual connection creation column for a file which is dependant on another file. Manual connection creation should start, </text:span><text:span text:style-name="T26">with an arrow appearing in the connection creation column.</text:span></text:p>
      <text:p text:style-name="P32"><text:span text:style-name="T25">- Click on the file that the file </text:span><text:span text:style-name="T26">the</text:span><text:span text:style-name="T25"> </text:span><text:span text:style-name="T26">connection was started from is dependant on. No connection should be created, as it already exists.</text:span></text:p>
      <text:p text:style-name="P14">- Click on a file that the file is not dependant on. </text:p>
      <text:p text:style-name="P56"><text:span text:style-name="T80">Expected result:</text:span><text:span text:style-name="T9"> </text:span></text:p>
      <text:p text:style-name="P5"><text:span text:style-name="T93">Connection should be created </text:span><text:span text:style-name="T95">from the first file to the second file</text:span><text:span text:style-name="T93">, appearing in the graph and being selected with </text:span><text:span text:style-name="T94">its</text:span><text:span text:style-name="T93"> </text:span><text:span text:style-name="T94">data</text:span><text:span text:style-name="T93"> visible in the info widget.</text:span></text:p>
      <text:h text:style-name="Heading_20_3" text:outline-level="3"><text:span text:style-name="T4"><text:s/><text:tab/></text:span><text:span text:style-name="T5">Creating </text:span><text:span text:style-name="T81">multiple </text:span><text:span text:style-name="T5">manual connections</text:span></text:h>
      <text:p text:style-name="P33"><text:span text:style-name="T8">Start condition: </text:span><text:span text:style-name="T23">Some sort of dependency structure with multiple files exists.</text:span></text:p>
      <text:p text:style-name="P33"><text:span text:style-name="T8">Test steps:</text:span><text:span text:style-name="T9"> </text:span></text:p>
      <text:p text:style-name="P34"><text:span text:style-name="T27">- Through all following steps: Hold Shift key </text:span><text:span text:style-name="T28">down.</text:span></text:p>
      <text:p text:style-name="P33"><text:span text:style-name="T11">- Click </text:span><text:span text:style-name="T24">on the </text:span><text:span text:style-name="T25">manual connection creation column for a fi</text:span><text:span text:style-name="T29">le</text:span><text:span text:style-name="T26">.</text:span></text:p>
      <text:p text:style-name="P35"><text:span text:style-name="T29">- Click on another file. Connection should appe</text:span><text:span text:style-name="T30">ar, it should be selected and program should remain in the manual connection creation mode.</text:span></text:p>
      <text:p text:style-name="P16">- Click on another file. Same result as in previous step.</text:p>
      <text:p text:style-name="P36"><text:span text:style-name="T31">- </text:span><text:span text:style-name="T32">Release Shift key.</text:span></text:p>
      <text:p text:style-name="P15">- Click on a file.</text:p>
      <text:p text:style-name="P57"><text:span text:style-name="T80">Expected result:</text:span><text:span text:style-name="T9"> </text:span></text:p>
      <text:p text:style-name="P8"><text:span text:style-name="T96">Three new connections should be in the graph, with the latest </text:span><text:span text:style-name="T97">created being selected and its data shown in the info widget. </text:span><text:span text:style-name="T98">Program should no longer be in the manual dependency creation mode.</text:span></text:p>
      <text:h text:style-name="Heading_20_3" text:outline-level="3"><text:span text:style-name="T4"><text:s/><text:tab/></text:span><text:span text:style-name="T5">C</text:span><text:span text:style-name="T83">ombining</text:span><text:span text:style-name="T81"> </text:span><text:span text:style-name="T5">manual connections</text:span></text:h>
      <text:p text:style-name="P47"><text:span text:style-name="T8">Start condition: </text:span><text:span text:style-name="T23">Some sort of dependency structure with </text:span><text:span text:style-name="T56">at least one automatic dependency</text:span><text:span text:style-name="T23">.</text:span></text:p>
      <text:p text:style-name="P47"><text:span text:style-name="T8">Test steps:</text:span><text:span text:style-name="T9"> </text:span></text:p>
      <text:p text:style-name="P48"><text:span text:style-name="T27">- </text:span><text:span text:style-name="T62">Create a manual connection from a file that has a</text:span><text:span text:style-name="T63">n automatic dependency pointing to it, </text:span><text:span text:style-name="T64">to the file that depends on that file</text:span><text:span text:style-name="T63">.</text:span></text:p>
      <text:p text:style-name="P47"><text:span text:style-name="T11">- </text:span><text:span text:style-name="T57">A separate dependency should be created</text:span><text:span text:style-name="T58"> in the graph.</text:span></text:p>
      <text:p text:style-name="P49"><text:span text:style-name="T59">- </text:span><text:span text:style-name="T60">Create a manual connection between two files that do not depend on each other. This connection should appear in the graph normally.</text:span></text:p>
      <text:p text:style-name="P20">- Create a manual connection between the same files in the other way.</text:p>
      <text:p text:style-name="P60"><text:span text:style-name="T31">- </text:span><text:span text:style-name="T60">The new connections should be combined to a single bidirectional </text:span><text:span text:style-name="T61">dependency.</text:span></text:p>
      <text:h text:style-name="Heading_20_3" text:outline-level="3"><text:soft-page-break/><text:s/><text:tab/>Modifying manual connections</text:h>
      <text:p text:style-name="P37"><text:span text:style-name="T8">Start condition: </text:span><text:span text:style-name="T65">A</text:span><text:span text:style-name="T84"> </text:span><text:span text:style-name="T23">dependency structure </text:span><text:span text:style-name="T33">exists, with manually created dependencies</text:span><text:span text:style-name="T23">.</text:span></text:p>
      <text:p text:style-name="P37"><text:span text:style-name="T8">Test steps:</text:span><text:span text:style-name="T9"> </text:span></text:p>
      <text:p text:style-name="P37"><text:span text:style-name="T27">- </text:span><text:span text:style-name="T33">Click on a manual dependency. It should be highlighted for selection and its data displayed in the info widget.</text:span></text:p>
      <text:p text:style-name="P38"><text:span text:style-name="T34">- </text:span><text:span text:style-name="T35">Change dependency status in the info widget: Reverse it, turn it into a bidirectional dependency and write a description. See that the changes are reflected in the graph.</text:span></text:p>
      <text:p text:style-name="P39"><text:span text:style-name="T36">- Lock the dependency. </text:span><text:span text:style-name="T37">See that changes aren't possible.</text:span></text:p>
      <text:p text:style-name="P40"><text:span text:style-name="T37">- </text:span><text:span text:style-name="T38">Right-click the dependency. Context menu should open, only Unlock option should be available.</text:span></text:p>
      <text:p text:style-name="P41"><text:span text:style-name="T38">- </text:span><text:span text:style-name="T39">Select Unlock from the context menu.</text:span></text:p>
      <text:p text:style-name="P42"><text:span text:style-name="T39">- </text:span><text:span text:style-name="T40">Right</text:span><text:span text:style-name="T41">-</text:span><text:span text:style-name="T40">click on the dependency again and make it a unidirectional one. </text:span><text:span text:style-name="T42">See that the change is reflected in the graph. </text:span></text:p>
      <text:p text:style-name="P59"><text:span text:style-name="T41">- Right-click on the dependency and select Delete</text:span><text:span text:style-name="T42">.</text:span><text:span text:style-name="T43"> </text:span><text:span text:style-name="T55">The dependency should be removed from the graph.</text:span></text:p>
      <text:h text:style-name="Heading_20_3" text:outline-level="3"><text:span text:style-name="T6"><text:s/><text:tab/></text:span><text:span text:style-name="T7">Defining external dependency locations</text:span></text:h>
      <text:p text:style-name="P43"><text:span text:style-name="T8">Start condition: </text:span><text:span text:style-name="T44">A</text:span><text:span text:style-name="T23"> dependency structure </text:span><text:span text:style-name="T44">exists with undefined dependencies</text:span><text:span text:style-name="T23">.</text:span></text:p>
      <text:p text:style-name="P43"><text:span text:style-name="T8">Test steps:</text:span><text:span text:style-name="T9"> </text:span></text:p>
      <text:p text:style-name="P43"><text:span text:style-name="T27">- </text:span><text:span text:style-name="T45">Right</text:span><text:span text:style-name="T46">-</text:span><text:span text:style-name="T45">click </text:span><text:span text:style-name="T46">on an undefined dependency </text:span><text:span text:style-name="T50">file</text:span><text:span text:style-name="T46">. A context menu should open.</text:span></text:p>
      <text:p text:style-name="P44"><text:span text:style-name="T47">- </text:span><text:span text:style-name="T48">Select ”Define location” from the context menu. </text:span><text:span text:style-name="T49">Browse to desired directory.</text:span></text:p>
      <text:p text:style-name="P17">- See that the location is added to the graph, and the file is moved under it.</text:p>
      <text:p text:style-name="P18">- Right-click on the previously defined file. A context menu should open.</text:p>
      <text:p text:style-name="P45"><text:span text:style-name="T51">- Select ”</text:span><text:span text:style-name="T52">Change location”. Browse to desired directory.</text:span></text:p>
      <text:p text:style-name="P19">- See that the location change is reflected in the graph.</text:p>
      <text:p text:style-name="P46"><text:span text:style-name="T50">- Right-click on the </text:span><text:span text:style-name="T53">same</text:span><text:span text:style-name="T50"> file, </text:span><text:span text:style-name="T53">select ”Reset” from the context menu.</text:span></text:p>
      <text:p text:style-name="P58"><text:span text:style-name="T53">- File should move to Undefined, and the </text:span><text:span text:style-name="T54">defined</text:span><text:span text:style-name="T53"> location be removed from the graph.</text:span></text:p>
      <text:h text:style-name="Heading_20_3" text:outline-level="3"><text:span text:style-name="T3"><text:s/><text:tab/></text:span><text:span text:style-name="T4">Applying filters</text:span></text:h>
      <text:p text:style-name="P50"><text:span text:style-name="T8">Start condition: </text:span><text:span text:style-name="T44">A</text:span><text:span text:style-name="T23"> dependency structure </text:span><text:span text:style-name="T44">exists w</text:span><text:span text:style-name="T67">hich allows seeing changes based on each filter.</text:span></text:p>
      <text:p text:style-name="P50"><text:span text:style-name="T8">Test steps:</text:span><text:span text:style-name="T9"> </text:span></text:p>
      <text:p text:style-name="P61"><text:span text:style-name="T27">- </text:span><text:span text:style-name="T66">Try each filter button and see that the filters are reflected correctly in the graph..</text:span></text:p>
      <text:h text:style-name="Heading_20_2" text:outline-level="2"><text:span text:style-name="T4"><text:s/><text:tab/></text:span><text:span text:style-name="T85">Stability tests</text:span></text:h>
      <text:p text:style-name="P63"><text:span text:style-name="T86">These tests</text:span><text:span text:style-name="T87"> are designed to test the </text:span><text:span text:style-name="T88">stability of the software.</text:span></text:p>
      <text:h text:style-name="P92" text:outline-level="3"><text:s/><text:tab/>Running a scan with no files</text:h>
      <text:p text:style-name="P51"><text:span text:style-name="T8">Start condition: </text:span><text:span text:style-name="T68">The dependency structure is clean, with no files in it.</text:span></text:p>
      <text:p text:style-name="P51"><text:span text:style-name="T8">Test steps:</text:span><text:span text:style-name="T9"> </text:span></text:p>
      <text:p text:style-name="P52"><text:span text:style-name="T69">- Add</text:span><text:span text:style-name="T71"> only</text:span><text:span text:style-name="T69"> </text:span><text:span text:style-name="T71">one</text:span><text:span text:style-name="T69"> source directory that has no files in it.</text:span></text:p>
      <text:p text:style-name="P84">- Run dependency analysis.</text:p>
      <text:p text:style-name="P53"><text:span text:style-name="T8">Expected result:</text:span><text:span text:style-name="T9"> </text:span><text:span text:style-name="T70">A scan should be performed</text:span><text:span text:style-name="T72"> and the graph should remain empty.</text:span></text:p>
      <text:h text:style-name="P93" text:outline-level="3"><text:soft-page-break/><text:span text:style-name="T89"><text:s/><text:tab/></text:span><text:span text:style-name="T91">Pressing delete</text:span><text:span text:style-name="T90"> when context menu is open</text:span></text:h>
      <text:p text:style-name="P53"><text:span text:style-name="T8">Start condition: </text:span><text:span text:style-name="T73">A dependency structure exists.</text:span></text:p>
      <text:p text:style-name="P53"><text:span text:style-name="T8">Test steps:</text:span><text:span text:style-name="T9"> </text:span></text:p>
      <text:p text:style-name="P53"><text:span text:style-name="T69">- </text:span><text:span text:style-name="T74">Create a manual connection between two files.</text:span></text:p>
      <text:p text:style-name="P53"><text:span text:style-name="T69">- </text:span><text:span text:style-name="T74">Right-click the created connection to select it.</text:span></text:p>
      <text:p text:style-name="P85">- Press 'Delete' key on keyboard.</text:p>
      <text:p text:style-name="P53"><text:span text:style-name="T8">Expected result:</text:span><text:span text:style-name="T9"> </text:span><text:span text:style-name="T75">No actions should be performed</text:span><text:span text:style-name="T72">.</text:span></text:p>
      <text:h text:style-name="P91" text:outline-level="2"><text:span text:style-name="T76"><text:s/><text:tab/>Performance test</text:span></text:h>
      <text:h text:style-name="P94" text:outline-level="3"><text:span text:style-name="T76"><text:s/><text:tab/>Large amount of files</text:span></text:h>
      <text:p text:style-name="P87"><text:span text:style-name="T76">This test consists of adding a very large amount of files to the dependency scan and running the scan.</text:span><text:span text:style-name="T77"> For now, the IPXactWrapper folder of the Kactus2 development solution is used, which includes 436 files</text:span><text:span text:style-name="T78"> of C++ source code</text:span><text:span text:style-name="T77">.</text:span></text:p>
      <text:p text:style-name="P87"><text:span text:style-name="T79">These files should be scanned in a reasonable time, i.e. less than 5 minutes on a moden computer. After the scan has been performed, the software should remain responsive, without any noticeable slowdow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0cm" fo:margin-right="0cm" fo:margin-top="0.002cm" fo:margin-bottom="0.00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42cm" fo:margin-bottom="0cm" style:contextual-spacing="false" fo:text-indent="0cm" style:auto-text-indent="false" text:number-lines="false" text:line-number="0">
        <style:tab-stops>
          <style:tab-stop style:position="2.501cm"/>
        </style:tab-stops>
      </style:paragraph-properties>
      <style:text-properties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4z0" style:family="text">
      <style:text-properties style:font-name="Courier New1" style:font-name-complex="Courier New1"/>
    </style:style>
    <style:style style:name="WW8NumSt2z0" style:family="text">
      <style:text-properties style:font-name="Symbol" style:font-name-complex="Symbo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1a7056"/>
    </style:style>
    <style:style style:name="MT2" style:family="text">
      <style:text-properties officeooo:rsid="00a0b9da"/>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header>
        <text:p text:style-name="MP1"><text:tab/>Tes<text:span text:style-name="MT1">t Plan</text:span><text:tab/>Versio<text:span text:style-name="MT1">n</text:span> <text:span text:style-name="MT2">1.0</text:span></text:p>
      </style:header>
      <style:footer>
        <text:p text:style-name="Footer">Muokattu: <text:modification-date style:data-style-name="N36">12.05.2013</text:modification-date> <text:modification-time style:data-style-name="N40">18:12</text:modification-time><text:tab/><text:tab/><text:page-number text:select-page="current">8</text:page-number>/<text:page-count style:num-format="1">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initial-creator>Markus Makkonen</meta:initial-creator>
    <meta:creation-date>2007-06-27T15:15:40</meta:creation-date>
    <dc:date>2013-05-12T18:12:54.06</dc:date>
    <dc:language>fi-FI</dc:language>
    <meta:editing-cycles>160</meta:editing-cycles>
    <meta:editing-duration>PT5H32M19S</meta:editing-duration>
    <meta:print-date>2009-09-22T13:51:09.35</meta:print-date>
    <meta:document-statistic meta:table-count="2" meta:image-count="0" meta:object-count="0" meta:page-count="8" meta:paragraph-count="160" meta:word-count="1436" meta:character-count="8871" meta:non-whitespace-character-count="8815"/>
    <meta:user-defined meta:name="Info 1"/>
    <meta:user-defined meta:name="Info 2"/>
    <meta:user-defined meta:name="Info 3"/>
    <meta:user-defined meta:name="Info 4"/>
  </office:meta>
</office:document-meta>
</file>